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861in" style:rel-column-width="14065*"/>
    </style:style>
    <style:style style:name="Table3.B" style:family="table-column">
      <style:table-column-properties style:column-width="0.5778in" style:rel-column-width="5468*"/>
    </style:style>
    <style:style style:name="Table3.E" style:family="table-column">
      <style:table-column-properties style:column-width="0.991in" style:rel-column-width="9379*"/>
    </style:style>
    <style:style style:name="Table3.F" style:family="table-column">
      <style:table-column-properties style:column-width="1.2938in" style:rel-column-width="12244*"/>
    </style:style>
    <style:style style:name="Table3.G" style:family="table-column">
      <style:table-column-properties style:column-width="1.4208in" style:rel-column-width="13443*"/>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4861in" style:rel-column-width="14065*"/>
    </style:style>
    <style:style style:name="Table2.B" style:family="table-column">
      <style:table-column-properties style:column-width="0.5778in" style:rel-column-width="5468*"/>
    </style:style>
    <style:style style:name="Table2.E" style:family="table-column">
      <style:table-column-properties style:column-width="0.991in" style:rel-column-width="9379*"/>
    </style:style>
    <style:style style:name="Table2.F" style:family="table-column">
      <style:table-column-properties style:column-width="1.2938in" style:rel-column-width="12244*"/>
    </style:style>
    <style:style style:name="Table2.G" style:family="table-column">
      <style:table-column-properties style:column-width="1.4208in" style:rel-column-width="13443*"/>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4951in" style:rel-column-width="14149*"/>
    </style:style>
    <style:style style:name="Table4.B" style:family="table-column">
      <style:table-column-properties style:column-width="0.575in" style:rel-column-width="5441*"/>
    </style:style>
    <style:style style:name="Table4.E" style:family="table-column">
      <style:table-column-properties style:column-width="0.991in" style:rel-column-width="9378*"/>
    </style:style>
    <style:style style:name="Table4.F" style:family="table-column">
      <style:table-column-properties style:column-width="1.2938in" style:rel-column-width="12243*"/>
    </style:style>
    <style:style style:name="Table4.G" style:family="table-column">
      <style:table-column-properties style:column-width="1.4201in" style:rel-column-width="1344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4951in" style:rel-column-width="14149*"/>
    </style:style>
    <style:style style:name="Table5.B" style:family="table-column">
      <style:table-column-properties style:column-width="0.575in" style:rel-column-width="5441*"/>
    </style:style>
    <style:style style:name="Table5.E" style:family="table-column">
      <style:table-column-properties style:column-width="0.991in" style:rel-column-width="9378*"/>
    </style:style>
    <style:style style:name="Table5.F" style:family="table-column">
      <style:table-column-properties style:column-width="1.2938in" style:rel-column-width="12243*"/>
    </style:style>
    <style:style style:name="Table5.G" style:family="table-column">
      <style:table-column-properties style:column-width="1.4201in" style:rel-column-width="13442*"/>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4951in" style:rel-column-width="14149*"/>
    </style:style>
    <style:style style:name="Table6.B" style:family="table-column">
      <style:table-column-properties style:column-width="0.575in" style:rel-column-width="5441*"/>
    </style:style>
    <style:style style:name="Table6.E" style:family="table-column">
      <style:table-column-properties style:column-width="0.991in" style:rel-column-width="9378*"/>
    </style:style>
    <style:style style:name="Table6.F" style:family="table-column">
      <style:table-column-properties style:column-width="1.2938in" style:rel-column-width="12243*"/>
    </style:style>
    <style:style style:name="Table6.G" style:family="table-column">
      <style:table-column-properties style:column-width="1.4201in" style:rel-column-width="13442*"/>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4951in" style:rel-column-width="14149*"/>
    </style:style>
    <style:style style:name="Table7.B" style:family="table-column">
      <style:table-column-properties style:column-width="0.575in" style:rel-column-width="5441*"/>
    </style:style>
    <style:style style:name="Table7.E" style:family="table-column">
      <style:table-column-properties style:column-width="0.991in" style:rel-column-width="9378*"/>
    </style:style>
    <style:style style:name="Table7.F" style:family="table-column">
      <style:table-column-properties style:column-width="1.2938in" style:rel-column-width="12243*"/>
    </style:style>
    <style:style style:name="Table7.G" style:family="table-column">
      <style:table-column-properties style:column-width="1.4201in" style:rel-column-width="13442*"/>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4951in" style:rel-column-width="14149*"/>
    </style:style>
    <style:style style:name="Table8.B" style:family="table-column">
      <style:table-column-properties style:column-width="0.575in" style:rel-column-width="5441*"/>
    </style:style>
    <style:style style:name="Table8.E" style:family="table-column">
      <style:table-column-properties style:column-width="0.991in" style:rel-column-width="9378*"/>
    </style:style>
    <style:style style:name="Table8.F" style:family="table-column">
      <style:table-column-properties style:column-width="1.2938in" style:rel-column-width="12243*"/>
    </style:style>
    <style:style style:name="Table8.G" style:family="table-column">
      <style:table-column-properties style:column-width="1.4201in" style:rel-column-width="13442*"/>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4951in" style:rel-column-width="14149*"/>
    </style:style>
    <style:style style:name="Table9.B" style:family="table-column">
      <style:table-column-properties style:column-width="0.575in" style:rel-column-width="5441*"/>
    </style:style>
    <style:style style:name="Table9.E" style:family="table-column">
      <style:table-column-properties style:column-width="0.991in" style:rel-column-width="9378*"/>
    </style:style>
    <style:style style:name="Table9.F" style:family="table-column">
      <style:table-column-properties style:column-width="1.2938in" style:rel-column-width="12243*"/>
    </style:style>
    <style:style style:name="Table9.G" style:family="table-column">
      <style:table-column-properties style:column-width="1.4201in" style:rel-column-width="13442*"/>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color="#000000" style:font-name="TimesNewRomanPSMT" fo:font-size="12pt" style:font-name-asian="TimesNewRomanPSMT" style:font-size-asian="12pt" style:font-name-complex="TimesNewRomanPSMT"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2834315215189068977" text:style-name="L2">
        <text:list-item>
          <text:p text:style-name="P16">The OpenLCB Message Network Standard, which <text:span text:style-name="T6">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6">The OpenLCB Event Identifiers Standard, which defines the format and content of Event Identifiers (Event IDs)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 for a 0 LSB. The mask is made up of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soft-page-break/><text:tab/>inRange = ( (E &amp; ~ mask) == (R &amp; ~ mask) )</text:p>
      <text:p text:style-name="P8"><text:span text:style-name="T4"/></text:p>
      <text:h text:style-name="Heading_20_2" text:outline-level="2">Producer/Consumer Event Report (PCER)</text:h>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A2" office:value-type="string">
            <text:p text:style-name="P11">0x195B,4sss</text:p>
          </table:table-cell>
          <table:table-cell table:style-name="Table3.G2" office:value-type="string">
            <text:p text:style-name="P11">EventID</text:p>
          </table:table-cell>
        </table:table-row>
      </table:table>
      <text:p text:style-name="Standard"/>
      <text:h text:style-name="Heading_20_2" text:outline-level="2">Identify Consumer </text:h>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text:p>
            <text:p text:style-name="P10">MTI</text:p>
          </table:table-cell>
          <table:table-cell table:style-name="Table2.A1" office:value-type="string">
            <text:p text:style-name="P10">CAN format</text:p>
          </table:table-cell>
          <table:table-cell table:style-name="Table2.G1" office:value-type="string">
            <text:p text:style-name="P10">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A2" office:value-type="string">
            <text:p text:style-name="P11">0x198F,4sss</text:p>
          </table:table-cell>
          <table:table-cell table:style-name="Table2.G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text:p>
            <text:p text:style-name="P10">MTI</text:p>
          </table:table-cell>
          <table:table-cell table:style-name="Table4.A1" office:value-type="string">
            <text:p text:style-name="P10">CAN format</text:p>
          </table:table-cell>
          <table:table-cell table:style-name="Table4.G1" office:value-type="string">
            <text:p text:style-name="P10">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1">0x04C4</text:p>
            <text:p text:style-name="P11">0x04C5</text:p>
            <text:p text:style-name="P11">0x04C7</text:p>
          </table:table-cell>
          <table:table-cell table:style-name="Table4.A2" office:value-type="string">
            <text:p text:style-name="P11">0x194C,4sss</text:p>
            <text:p text:style-name="P11">0x194C,5sss</text:p>
            <text:p text:style-name="P11">0x194C,7sss</text:p>
          </table:table-cell>
          <table:table-cell table:style-name="Table4.G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7675401384160592552" text:style-name="L3">
        <text:list-item>
          <text:p text:style-name="P17">Currently valid – the internal state of the consumer &amp; associated devices is known to be same as if it had just consumed this event</text:p>
        </text:list-item>
        <text:list-item>
          <text:p text:style-name="P17">Currently invalid – the internal state of the consumer &amp; associated devices is known to not be the same as it had just consumed this event</text:p>
        </text:list-item>
        <text:list-item>
          <text:p text:style-name="P17">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text:p>
            <text:p text:style-name="P10">MTI</text:p>
          </table:table-cell>
          <table:table-cell table:style-name="Table5.A1" office:value-type="string">
            <text:p text:style-name="P10">CAN format</text:p>
          </table:table-cell>
          <table:table-cell table:style-name="Table5.G1" office:value-type="string">
            <text:p text:style-name="P10">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A2" office:value-type="string">
            <text:p text:style-name="P11">0x194A,4sss</text:p>
          </table:table-cell>
          <table:table-cell table:style-name="Table5.G2" office:value-type="string">
            <text:p text:style-name="P9">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text:p>
            <text:p text:style-name="P10">MTI</text:p>
          </table:table-cell>
          <table:table-cell table:style-name="Table6.A1" office:value-type="string">
            <text:p text:style-name="P10">CAN format</text:p>
          </table:table-cell>
          <table:table-cell table:style-name="Table6.G1" office:value-type="string">
            <text:p text:style-name="P10">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A2" office:value-type="string">
            <text:p text:style-name="P11">0x1991,4sss</text:p>
          </table:table-cell>
          <table:table-cell table:style-name="Table6.G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number-columns-repeated="3"/>
        <table:table-column table:style-name="Table7.E"/>
        <table:table-column table:style-name="Table7.F"/>
        <table:table-column table:style-name="Table7.G"/>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text:p>
            <text:p text:style-name="P10">MTI</text:p>
          </table:table-cell>
          <table:table-cell table:style-name="Table7.A1" office:value-type="string">
            <text:p text:style-name="P10">CAN format</text:p>
          </table:table-cell>
          <table:table-cell table:style-name="Table7.G1" office:value-type="string">
            <text:p text:style-name="P10">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1">0x0544</text:p>
            <text:p text:style-name="P11">0x0545</text:p>
            <text:p text:style-name="P11">0x0547</text:p>
          </table:table-cell>
          <table:table-cell table:style-name="Table7.A2" office:value-type="string">
            <text:p text:style-name="P11">0x1954,4sss</text:p>
            <text:p text:style-name="P11">0x1954,5sss</text:p>
            <text:p text:style-name="P11">0x1954,7sss</text:p>
          </table:table-cell>
          <table:table-cell table:style-name="Table7.G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256765008" text:continue-numbering="true" text:style-name="L3">
        <text:list-item>
          <text:p text:style-name="P17">Currently valid – the internal state of the producer &amp; associated devices is known to that which would cause them to produce the event</text:p>
        </text:list-item>
        <text:list-item>
          <text:p text:style-name="P17">Currently invalid – the internal state of the producer &amp; associated devices is known to not be the same as that which would cause them to produce the event</text:p>
        </text:list-item>
        <text:list-item>
          <text:p text:style-name="P17">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number-columns-repeated="3"/>
        <table:table-column table:style-name="Table8.E"/>
        <table:table-column table:style-name="Table8.F"/>
        <table:table-column table:style-name="Table8.G"/>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A1" office:value-type="string">
            <text:p text:style-name="P10">CAN format</text:p>
          </table:table-cell>
          <table:table-cell table:style-name="Table8.G1" office:value-type="string">
            <text:p text:style-name="P10">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A2" office:value-type="string">
            <text:p text:style-name="P11">0x1952,4sss</text:p>
          </table:table-cell>
          <table:table-cell table:style-name="Table8.G2" office:value-type="string">
            <text:p text:style-name="P9">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number-columns-repeated="3"/>
        <table:table-column table:style-name="Table9.E"/>
        <table:table-column table:style-name="Table9.F"/>
        <table:table-column table:style-name="Table9.G"/>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A1" office:value-type="string">
            <text:p text:style-name="P10">CAN format</text:p>
          </table:table-cell>
          <table:table-cell table:style-name="Table9.G1" office:value-type="string">
            <text:p text:style-name="P10">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A2" office:value-type="string">
            <text:p text:style-name="P11">0x1997,0sss</text:p>
          </table:table-cell>
          <table:table-cell table:style-name="Table9.G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
          </table:table-cell>
          <table:table-cell table:style-name="Table9.A2" office:value-type="string">
            <text:p text:style-name="P11">0x0968</text:p>
          </table:table-cell>
          <table:table-cell table:style-name="Table9.A2" office:value-type="string">
            <text:p text:style-name="P11">0x1996,8sss fddd</text:p>
          </table:table-cell>
          <table:table-cell table:style-name="Table9.G2" office:value-type="string">
            <text:p text:style-name="P11"/>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either of the following happens:</text:p>
      <text:list xml:id="list1922929227202119738" text:style-name="L4">
        <text:list-item>
          <text:p text:style-name="P18">The producer or consumer sends a Producer Identified or Consumer Identified, respectively, message containing the Event ID.</text:p>
        </text:list-item>
        <text:list-item>
          <text:p text:style-name="P18">The producer or consumer sends a Producer Range Identified or Consumer Range Identified, respectively, message where the indicated range contains the Event ID.</text:p>
        </text:list-item>
      </text:list>
      <text:p text:style-name="Standard">The messages defined by this Standard may only be sent when the sending node is in Initialized state.</text:p>
      <text:p text:style-name="Standard">Producer/Consumer Event Report messages may only be sent when the associated producer is in Advertised state.</text:p>
      <text:h text:style-name="Heading_20_1" text:outline-level="1"><text:soft-page-break/>Interactions (Normative)</text:h>
      <text:p text:style-name="Standard">After each transition to transitions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a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a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text:soft-page-break/>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1</text:p>
          <text:p text:style-name="P14"><text:s/>4.1 Producer/Consumer Event Report (PCER)<text:tab/>2</text:p>
          <text:p text:style-name="P14"><text:s/>4.2 Identify Consumer <text:tab/>2</text:p>
          <text:p text:style-name="P14"><text:s/>4.3 Consumer Identified <text:tab/>2</text:p>
          <text:p text:style-name="P14"><text:s/>4.4 Consumer Range Identified<text:tab/>3</text:p>
          <text:p text:style-name="P14"><text:s/>4.5 Identify Producer <text:tab/>3</text:p>
          <text:p text:style-name="P14"><text:s/>4.6 Producer Identified<text:tab/>3</text:p>
          <text:p text:style-name="P14"><text:s/>4.7 Producer Range Identified<text:tab/>4</text:p>
          <text:p text:style-name="P14"><text:s/>4.8 Identify Events<text:tab/>4</text:p>
          <text:p text:style-name="P13"><text:s/>5 States (Normative)<text:tab/>4</text:p>
          <text:p text:style-name="P13"><text:s/>6 Interactions (Normative)<text:tab/>5</text:p>
          <text:p text:style-name="P14"><text:s/>6.1 Event Transfer<text:tab/>5</text:p>
          <text:p text:style-name="P14"><text:s/>6.2 Event Enquiry<text:tab/>5</text:p>
          <text:p text:style-name="P14"><text:s/>6.3 Producer Enquiry<text:tab/>5</text:p>
          <text:p text:style-name="P14"><text:s/>6.4 Consumer Enquiry<text:tab/>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19T19:57:08.99">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19:57:08.99">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19T19:57:08.99">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Event Transport Standard</dc:title>
    <meta:initial-creator>Alex Shepherd</meta:initial-creator>
    <meta:creation-date>2009-01-22T07:11:27</meta:creation-date>
    <meta:editing-cycles>96</meta:editing-cycles>
    <meta:editing-duration>P3DT16H9M20S</meta:editing-duration>
    <meta:generator>OpenOffice.org/3.4.1$Unix OpenOffice.org_project/341m1$Build-9593</meta:generator>
    <dc:date>2013-01-19T19:57:09</dc:date>
    <dc:creator>Bob Jacobsen</dc:creator>
    <meta:keyword>OpenLCB-CAN Event Transport</meta:keyword>
    <meta:document-statistic meta:table-count="9" meta:image-count="1" meta:object-count="0" meta:page-count="6" meta:paragraph-count="209" meta:word-count="1560" meta:character-count="9801"/>
    <meta:user-defined meta:name="Info 1"/>
    <meta:user-defined meta:name="Info 2"/>
    <meta:user-defined meta:name="Info 3"/>
    <meta:user-defined meta:name="Info 4"/>
  </office:meta>
</office:document-meta>
</file>